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4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6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198cm"/>
      <style:paragraph-properties style:writing-mode="lr-tb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35cm" svg:stroke-color="#ff0000" draw:marker-start-width="0.152cm" draw:marker-end="Arrow" draw:marker-end-width="0.21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style:text-properties fo:color="#c9211e"/>
    </style:style>
    <style:style style:name="P10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c9211e" style:text-position="0% 100%" fo:font-size="10pt" style:font-size-asian="10pt" style:font-size-complex="10pt"/>
    </style:style>
    <style:style style:name="T6" style:family="text">
      <style:text-properties fo:color="#c9211e"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3" draw:id="id3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3" draw:text-style-name="P1" draw:layer="layout" svg:x1="1.766cm" svg:y1="4.376cm" svg:x2="1.765cm" svg:y2="3.634cm">
            <text:p/>
          </draw:line>
          <draw:line draw:style-name="gr3" draw:text-style-name="P1" draw:layer="layout" svg:x1="1.768cm" svg:y1="4.376cm" svg:x2="1.767cm" svg:y2="3.634cm">
            <text:p/>
          </draw:line>
          <draw:line draw:style-name="gr3" draw:text-style-name="P1" draw:layer="layout" svg:x1="1.664cm" svg:y1="3.836cm" svg:x2="1.662cm" svg:y2="4.205cm">
            <text:p/>
          </draw:line>
          <draw:line draw:style-name="gr3" draw:text-style-name="P1" draw:layer="layout" svg:x1="1.573cm" svg:y1="3.935cm" svg:x2="1.572cm" svg:y2="4.112cm">
            <text:p/>
          </draw:line>
          <draw:line draw:style-name="gr3" draw:text-style-name="P1" draw:layer="layout" svg:x1="1.774cm" svg:y1="4.014cm" svg:x2="2.005cm" svg:y2="4.018cm">
            <text:p/>
          </draw:line>
        </draw:g>
        <draw:g xml:id="id2" draw:id="id2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6" draw:id="id6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10" draw:id="id10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7" draw:id="id7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4" draw:id="id4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8" draw:id="id8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4" draw:text-style-name="P1" draw:layer="layout" draw:type="line" svg:x1="2.005cm" svg:y1="4.005cm" svg:x2="2.881cm" svg:y2="4.008cm" draw:start-shape="id1" draw:start-glue-point="1" draw:end-shape="id2" draw:end-glue-point="3" svg:d="M2005 4005l876 3" svg:viewBox="0 0 877 4">
          <text:p/>
        </draw:connector>
        <draw:connector draw:style-name="gr4" draw:text-style-name="P1" draw:layer="layout" draw:type="line" svg:x1="2.002cm" svg:y1="2.933cm" svg:x2="2.005cm" svg:y2="4.005cm" draw:start-shape="id3" draw:start-glue-point="8" draw:end-shape="id1" draw:end-glue-point="1" svg:d="M2002 2933l3 1072" svg:viewBox="0 0 4 1073">
          <text:p/>
        </draw:connector>
        <draw:connector draw:style-name="gr4" draw:text-style-name="P1" draw:layer="layout" draw:type="line" svg:x1="2.005cm" svg:y1="4.005cm" svg:x2="2.001cm" svg:y2="4.879cm" draw:start-shape="id1" draw:start-glue-point="1" draw:end-shape="id4" draw:end-glue-point="0" svg:d="M2005 4005l-4 874" svg:viewBox="0 0 5 875">
          <text:p/>
        </draw:connector>
        <draw:connector draw:style-name="gr5" draw:text-style-name="P3" draw:layer="layout" svg:x1="2.001cm" svg:y1="6.13cm" svg:x2="2.871cm" svg:y2="7.017cm" draw:start-shape="id4" draw:start-glue-point="2" draw:end-shape="id5" draw:end-glue-point="3" svg:d="M2001 6130v887h870" svg:viewBox="0 0 871 888">
          <text:p/>
        </draw:connector>
        <draw:connector draw:style-name="gr5" draw:text-style-name="P3" draw:layer="layout" svg:x1="2.002cm" svg:y1="2.033cm" svg:x2="2.86cm" svg:y2="1cm" draw:start-shape="id3" draw:start-glue-point="4" draw:end-shape="id6" draw:end-glue-point="3" svg:d="M2002 2033v-1033h858" svg:viewBox="0 0 859 1034">
          <text:p/>
        </draw:connector>
        <draw:connector draw:style-name="gr4" draw:text-style-name="P1" draw:layer="layout" draw:type="line" svg:x1="4.131cm" svg:y1="4.008cm" svg:x2="5.879cm" svg:y2="4.018cm" draw:start-shape="id2" draw:start-glue-point="1" draw:end-shape="id7" draw:end-glue-point="3" svg:d="M4131 4008l1748 10" svg:viewBox="0 0 1749 11">
          <text:p/>
        </draw:connector>
        <draw:custom-shape draw:style-name="gr6" draw:text-style-name="P4" xml:id="id11" draw:id="id11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4" draw:id="id14" draw:layer="layout" svg:width="0.9cm" svg:height="0.9cm" svg:x="7.547cm" svg:y="5.042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2" draw:id="id12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xml:id="id9" draw:id="id9" draw:layer="layout" svg:x1="4.11cm" svg:y1="1cm" svg:x2="5.01cm" svg:y2="1.856cm" draw:start-shape="id6" draw:start-glue-point="1" draw:end-shape="id8" draw:end-glue-point="0" svg:d="M4110 1000h900v856" svg:viewBox="0 0 901 857">
          <text:p/>
        </draw:connector>
        <draw:connector draw:style-name="gr7" draw:text-style-name="P1" draw:layer="layout" draw:type="line" svg:x1="5.01cm" svg:y1="1cm" svg:x2="5.879cm" svg:y2="0.999cm" draw:start-shape="id9" draw:start-glue-point="0" draw:end-shape="id10" draw:end-glue-point="3" svg:d="M5010 1000l869-1" svg:viewBox="0 0 870 2">
          <text:p/>
        </draw:connector>
        <draw:connector draw:style-name="gr7" draw:text-style-name="P1" draw:layer="layout" draw:type="line" svg:x1="5.01cm" svg:y1="3.107cm" svg:x2="4.998cm" svg:y2="4.95cm" draw:start-shape="id8" draw:start-glue-point="2" draw:end-shape="id11" draw:end-glue-point="4" svg:d="M5010 3107l-12 1843" svg:viewBox="0 0 13 1844">
          <text:p/>
        </draw:connector>
        <draw:connector draw:style-name="gr5" draw:text-style-name="P3" xml:id="id15" draw:id="id15" draw:layer="layout" svg:x1="4.121cm" svg:y1="7.017cm" svg:x2="4.998cm" svg:y2="6.07cm" draw:start-shape="id5" draw:start-glue-point="1" draw:end-shape="id11" draw:end-glue-point="6" svg:d="M4121 7017h877v-947" svg:viewBox="0 0 878 948">
          <text:p/>
        </draw:connector>
        <draw:connector draw:style-name="gr5" draw:text-style-name="P3" xml:id="id13" draw:id="id13" draw:layer="layout" svg:x1="8.001cm" svg:y1="3.07cm" svg:x2="7.129cm" svg:y2="4.018cm" draw:start-shape="id12" draw:start-glue-point="6" draw:end-shape="id7" draw:end-glue-point="1" svg:d="M8001 3070v948h-872" svg:viewBox="0 0 873 949">
          <text:p/>
        </draw:connector>
        <draw:connector draw:style-name="gr7" draw:text-style-name="P1" draw:layer="layout" draw:type="line" svg:x1="8.001cm" svg:y1="4.018cm" svg:x2="7.997cm" svg:y2="5.042cm" draw:start-shape="id13" draw:start-glue-point="0" draw:end-shape="id14" draw:end-glue-point="4" svg:d="M8001 4018l-4 1024" svg:viewBox="0 0 5 1025">
          <text:p/>
        </draw:connector>
        <draw:connector draw:style-name="gr5" draw:text-style-name="P3" draw:layer="layout" svg:x1="7.997cm" svg:y1="5.942cm" svg:x2="4.998cm" svg:y2="7.017cm" draw:start-shape="id14" draw:start-glue-point="8" draw:end-shape="id15" draw:end-glue-point="0" svg:d="M7997 5942v1075h-2999" svg:viewBox="0 0 3000 1076">
          <text:p/>
        </draw:connector>
        <draw:connector draw:style-name="gr5" draw:text-style-name="P3" draw:layer="layout" svg:x1="7.129cm" svg:y1="0.999cm" svg:x2="8.001cm" svg:y2="1.95cm" draw:start-shape="id10" draw:start-glue-point="1" draw:end-shape="id12" draw:end-glue-point="4" svg:d="M7129 999h872v951" svg:viewBox="0 0 873 952">
          <text:p/>
        </draw:connector>
        <draw:frame draw:style-name="gr8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8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8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8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8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8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10" draw:text-style-name="P5" draw:layer="layout" svg:width="1.574cm" svg:height="0.729cm" svg:x="5.367cm" svg:y="5.14cm">
          <draw:text-box>
            <text:p><text:span text:style-name="T3">V</text:span><text:span text:style-name="T2">c</text:span><text:span text:style-name="T3">=K</text:span><text:span text:style-name="T2">c</text:span><text:span text:style-name="T3">I</text:span><text:span text:style-name="T2">c</text:span></text:p>
          </draw:text-box>
        </draw:frame>
        <draw:frame draw:style-name="gr11" draw:text-style-name="P5" draw:layer="layout" svg:width="0.713cm" svg:height="0.729cm" svg:x="8.4cm" svg:y="5.14cm">
          <draw:text-box>
            <text:p><text:span text:style-name="T3">I</text:span><text:span text:style-name="T2">d</text:span></text:p>
          </draw:text-box>
        </draw:frame>
        <draw:frame draw:style-name="gr12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3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4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4" draw:text-style-name="P5" draw:layer="layout" svg:width="0.849cm" svg:height="0.729cm" svg:x="0.698cm" svg:y="2.13cm">
          <draw:text-box>
            <text:p><text:span text:style-name="T1">V</text:span><text:span text:style-name="T2">a</text:span></text:p>
          </draw:text-box>
        </draw:frame>
        <draw:frame draw:style-name="gr15" draw:text-style-name="P5" draw:layer="layout" svg:width="0.701cm" svg:height="0.729cm" svg:x="2.469cm" svg:y="5.141cm">
          <draw:text-box>
            <text:p><text:span text:style-name="T3">I</text:span><text:span text:style-name="T2">c</text:span></text:p>
          </draw:text-box>
        </draw:frame>
        <draw:line draw:style-name="gr16" draw:text-style-name="P1" draw:layer="layout" svg:x1="2.496cm" svg:y1="5cm" svg:x2="2.496cm" svg:y2="6cm">
          <text:p/>
        </draw:line>
        <draw:line draw:style-name="gr17" draw:text-style-name="P1" draw:layer="layout" svg:x1="8.004cm" svg:y1="5.79cm" svg:x2="8.004cm" svg:y2="5.19cm">
          <text:p/>
        </draw:line>
        <draw:line draw:style-name="gr17" draw:text-style-name="P1" draw:layer="layout" svg:x1="7.998cm" svg:y1="2.81cm" svg:x2="7.998cm" svg:y2="2.21cm">
          <text:p/>
        </draw:line>
        <draw:frame draw:style-name="gr18" draw:text-style-name="P5" draw:layer="layout" svg:width="1.285cm" svg:height="0.729cm" svg:x="0.335cm" svg:y="3.676cm">
          <draw:text-box>
            <text:p><text:span text:style-name="T1">GND</text:span></text:p>
          </draw:text-box>
        </draw:frame>
        <draw:frame draw:style-name="gr19" draw:text-style-name="P7" draw:layer="layout" svg:width="0.698cm" svg:height="0.729cm" svg:x="1.399cm" svg:y="0.4cm">
          <draw:text-box>
            <text:p><text:span text:style-name="T4">1</text:span></text:p>
          </draw:text-box>
        </draw:frame>
        <draw:frame draw:style-name="gr19" draw:text-style-name="P7" draw:layer="layout" svg:width="0.698cm" svg:height="0.729cm" svg:x="4.651cm" svg:y="0.4cm">
          <draw:text-box>
            <text:p><text:span text:style-name="T4">2</text:span></text:p>
          </draw:text-box>
        </draw:frame>
        <draw:frame draw:style-name="gr19" draw:text-style-name="P7" draw:layer="layout" svg:width="0.698cm" svg:height="0.729cm" svg:x="7.95cm" svg:y="0.4cm">
          <draw:text-box>
            <text:p><text:span text:style-name="T4">3</text:span></text:p>
          </draw:text-box>
        </draw:frame>
        <draw:frame draw:style-name="gr19" draw:text-style-name="P7" draw:layer="layout" svg:width="0.698cm" svg:height="0.729cm" svg:x="7.95cm" svg:y="3.68cm">
          <draw:text-box>
            <text:p><text:span text:style-name="T4">4</text:span></text:p>
          </draw:text-box>
        </draw:frame>
        <draw:frame draw:style-name="gr19" draw:text-style-name="P7" draw:layer="layout" svg:width="0.698cm" svg:height="0.729cm" svg:x="4.881cm" svg:y="3.45cm">
          <draw:text-box>
            <text:p><text:span text:style-name="T4">7</text:span></text:p>
          </draw:text-box>
        </draw:frame>
        <draw:frame draw:style-name="gr19" draw:text-style-name="P7" draw:layer="layout" svg:width="0.698cm" svg:height="0.729cm" svg:x="1.4cm" svg:y="7cm">
          <draw:text-box>
            <text:p><text:span text:style-name="T4">6</text:span></text:p>
          </draw:text-box>
        </draw:frame>
        <draw:frame draw:style-name="gr19" draw:text-style-name="P7" draw:layer="layout" svg:width="0.698cm" svg:height="0.729cm" svg:x="1.876cm" svg:y="3.45cm">
          <draw:text-box>
            <text:p><text:span text:style-name="T4">0</text:span></text:p>
          </draw:text-box>
        </draw:frame>
        <draw:frame draw:style-name="gr19" draw:text-style-name="P7" draw:layer="layout" svg:width="0.698cm" svg:height="0.729cm" svg:x="4.65cm" svg:y="7.001cm">
          <draw:text-box>
            <text:p><text:span text:style-name="T4">5</text:span></text:p>
          </draw:text-box>
        </draw:frame>
        <draw:custom-shape draw:style-name="gr20" draw:text-style-name="P8" draw:layer="layout" svg:width="0.2cm" svg:height="0.2cm" svg:x="4.91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02cm" svg:y="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3cm" svg:y="6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cm" svg:y="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1.90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4.91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2cm" svg:height="0.2cm" svg:x="7.902cm" svg:y="3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002cm" svg:y1="0.509cm" svg:x2="4.002cm" svg:y2="0.509cm">
          <text:p/>
        </draw:line>
        <draw:line draw:style-name="gr21" draw:text-style-name="P1" draw:layer="layout" svg:x1="6.994cm" svg:y1="0.523cm" svg:x2="5.994cm" svg:y2="0.523cm">
          <text:p/>
        </draw:line>
        <draw:line draw:style-name="gr21" draw:text-style-name="P1" draw:layer="layout" svg:x1="5.855cm" svg:y1="1.993cm" svg:x2="5.855cm" svg:y2="2.993cm">
          <text:p/>
        </draw:line>
        <draw:line draw:style-name="gr21" draw:text-style-name="P1" draw:layer="layout" svg:x1="6.009cm" svg:y1="3.618cm" svg:x2="7.009cm" svg:y2="3.618cm">
          <text:p/>
        </draw:line>
        <draw:line draw:style-name="gr21" draw:text-style-name="P1" draw:layer="layout" svg:x1="3.006cm" svg:y1="6.595cm" svg:x2="4.006cm" svg:y2="6.595cm">
          <text:p/>
        </draw:line>
        <draw:line draw:style-name="gr21" draw:text-style-name="P1" draw:layer="layout" svg:x1="2.624cm" svg:y1="2.993cm" svg:x2="2.624cm" svg:y2="1.993cm">
          <text:p/>
        </draw:line>
        <draw:line draw:style-name="gr21" draw:text-style-name="P1" draw:layer="layout" svg:x1="4cm" svg:y1="3.592cm" svg:x2="3cm" svg:y2="3.592cm">
          <text:p/>
        </draw:line>
        <draw:line draw:style-name="gr21" draw:text-style-name="P1" draw:layer="layout" svg:x1="4.453cm" svg:y1="4.987cm" svg:x2="4.453cm" svg:y2="5.987cm">
          <text:p/>
        </draw:line>
        <draw:frame draw:style-name="gr15" draw:text-style-name="P10" draw:layer="layout" svg:width="0.701cm" svg:height="0.729cm" svg:x="3.781cm" svg:y="5.142cm">
          <draw:text-box>
            <text:p text:style-name="P9"><text:span text:style-name="T5">I</text:span><text:span text:style-name="T6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16:52:02.509129916</dc:date>
    <meta:editing-duration>PT42M21S</meta:editing-duration>
    <meta:editing-cycles>10</meta:editing-cycles>
    <meta:generator>LibreOffice/6.4.6.2$Linux_X86_64 LibreOffice_project/40$Build-2</meta:generator>
    <meta:document-statistic meta:object-count="124"/>
  </office:meta>
</office:document-meta>
</file>